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62cm" svg:height="1.574cm" svg:x="6.473cm" svg:y="9.998cm">
          <text:p text:style-name="P1"><text:span text:style-name="T1">Import</text:span></text:p>
          <text:p text:style-name="P1"><text:span text:style-name="T1">Environm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6.49cm" svg:height="14.168cm" svg:x="10.896cm" svg:y="3.7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398cm" svg:height="2.029cm" svg:x="11.854cm" svg:y="9.784cm">
          <text:p text:style-name="P1"><text:span text:style-name="T1">Crowd Simulator</text:span></text:p>
          <text:p text:style-name="P1"><text:span text:style-name="T2">C++ standalon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4" draw:id="id4" draw:layer="layout" svg:width="2.777cm" svg:height="1.163cm" svg:x="12.673cm" svg:y="12.902cm">
          <text:p text:style-name="P1"><text:span text:style-name="T2">NG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5" draw:id="id5" draw:layer="layout" svg:width="2.777cm" svg:height="1.164cm" svg:x="12.673cm" svg:y="15.202cm">
          <text:p text:style-name="P1"><text:span text:style-name="T2">OpenG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3" draw:id="id3" draw:layer="layout" svg:width="3.033cm" svg:height="1.273cm" svg:x="12.515cm" svg:y="5.418cm">
          <text:p text:style-name="P1"><text:span text:style-name="T3">Brain</text:span></text:p>
          <text:p text:style-name="P1"><text:span text:style-name="T2">scrip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7" draw:id="id7" draw:layer="layout" svg:width="3.461cm" svg:height="1.598cm" svg:x="23.123cm" svg:y="10.02cm">
          <text:p text:style-name="P1"><text:span text:style-name="T1">3D packa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6" draw:id="id6" draw:layer="layout" svg:width="3.461cm" svg:height="1.596cm" svg:x="18.371cm" svg:y="9.998cm">
          <text:p text:style-name="P4"><text:span text:style-name="T4">Export</text:span></text:p>
          <text:p text:style-name="P4"><text:span text:style-name="T3">Simul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type="line" svg:x1="9.935cm" svg:y1="10.785cm" svg:x2="11.854cm" svg:y2="10.799cm" draw:start-shape="id1" draw:start-glue-point="7" draw:end-shape="id2" draw:end-glue-point="5" svg:d="m9935 10785 1919 14" svg:viewBox="0 0 1920 15">
          <text:p/>
        </draw:connector>
        <draw:connector draw:style-name="gr3" draw:text-style-name="P1" draw:layer="layout" draw:type="line" svg:x1="14.032cm" svg:y1="6.691cm" svg:x2="14.053cm" svg:y2="9.784cm" draw:start-shape="id3" draw:start-glue-point="6" draw:end-shape="id2" draw:end-glue-point="4" svg:d="m14032 6691 21 3093" svg:viewBox="0 0 22 3094">
          <text:p/>
        </draw:connector>
        <draw:connector draw:style-name="gr3" draw:text-style-name="P1" draw:layer="layout" draw:type="line" svg:x1="14.053cm" svg:y1="11.813cm" svg:x2="14.062cm" svg:y2="12.902cm" draw:start-shape="id2" draw:start-glue-point="6" draw:end-shape="id4" draw:end-glue-point="4" svg:d="m14053 11813 9 1089" svg:viewBox="0 0 10 1090">
          <text:p/>
        </draw:connector>
        <draw:connector draw:style-name="gr3" draw:text-style-name="P1" draw:layer="layout" draw:type="line" svg:x1="14.062cm" svg:y1="14.065cm" svg:x2="14.062cm" svg:y2="15.202cm" draw:start-shape="id4" draw:start-glue-point="6" draw:end-shape="id5" draw:end-glue-point="4" svg:d="m14062 14065v1137" svg:viewBox="0 0 1 1138">
          <text:p/>
        </draw:connector>
        <draw:connector draw:style-name="gr3" draw:text-style-name="P1" draw:layer="layout" draw:type="line" svg:x1="16.252cm" svg:y1="10.799cm" svg:x2="18.371cm" svg:y2="10.796cm" draw:start-shape="id2" draw:start-glue-point="7" draw:end-shape="id6" draw:end-glue-point="5" svg:d="m16252 10799 2119-3" svg:viewBox="0 0 2120 4">
          <text:p/>
        </draw:connector>
        <draw:connector draw:style-name="gr3" draw:text-style-name="P1" draw:layer="layout" draw:type="line" svg:x1="21.832cm" svg:y1="10.796cm" svg:x2="23.123cm" svg:y2="10.819cm" draw:start-shape="id6" draw:start-glue-point="7" draw:end-shape="id7" draw:end-glue-point="5" svg:d="m21832 10796 1291 23" svg:viewBox="0 0 1292 24">
          <text:p/>
        </draw:connector>
        <draw:custom-shape draw:style-name="gr1" draw:text-style-name="P2" xml:id="id8" draw:id="id8" draw:layer="layout" svg:width="3.461cm" svg:height="1.539cm" svg:x="1.539cm" svg:y="9.998cm">
          <text:p text:style-name="P1"><text:span text:style-name="T1">3D packa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type="line" svg:x1="5cm" svg:y1="10.768cm" svg:x2="6.473cm" svg:y2="10.785cm" draw:start-shape="id8" draw:start-glue-point="7" draw:end-shape="id1" draw:end-glue-point="5" svg:d="m5000 10768 1473 17" svg:viewBox="0 0 1474 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5T15:02:23</meta:creation-date>
    <dc:date>2013-08-14T17:55:58</dc:date>
    <meta:editing-duration>PT38M52S</meta:editing-duration>
    <meta:editing-cycles>8</meta:editing-cycles>
    <meta:generator>LibreOffice/4.0.3.3$Linux_X86_64 LibreOffice_project/400m0$Build-3</meta:generator>
    <meta:document-statistic meta:object-count="16"/>
  </office:meta>
</office:document-meta>
</file>